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a7e5" officeooo:paragraph-rsid="0006a7e5"/>
    </style:style>
    <style:style style:name="P2" style:family="paragraph" style:parent-style-name="Standard">
      <style:text-properties style:text-underline-style="none" officeooo:rsid="001baab9" officeooo:paragraph-rsid="0006a7e5"/>
    </style:style>
    <style:style style:name="P3" style:family="paragraph" style:parent-style-name="Standard">
      <style:text-properties style:text-underline-style="none" officeooo:rsid="0006a7e5" officeooo:paragraph-rsid="0006a7e5"/>
    </style:style>
    <style:style style:name="P4" style:family="paragraph" style:parent-style-name="Standard">
      <style:text-properties fo:font-style="normal" style:text-underline-style="none" officeooo:rsid="0006a7e5" officeooo:paragraph-rsid="0006a7e5" style:font-style-asian="normal" style:font-style-complex="normal"/>
    </style:style>
    <style:style style:name="P5" style:family="paragraph" style:parent-style-name="Standard">
      <style:text-properties fo:font-style="normal" style:text-underline-style="none" officeooo:rsid="0006a7e5" officeooo:paragraph-rsid="000775ad" style:font-style-asian="normal" style:font-style-complex="normal"/>
    </style:style>
    <style:style style:name="P6" style:family="paragraph" style:parent-style-name="Standard">
      <style:text-properties style:text-underline-style="none" officeooo:rsid="0006a7e5" officeooo:paragraph-rsid="000775ad"/>
    </style:style>
    <style:style style:name="P7" style:family="paragraph" style:parent-style-name="Standard">
      <style:text-properties fo:font-style="normal" style:text-underline-style="none" officeooo:rsid="0006a7e5" officeooo:paragraph-rsid="0008e718" style:font-style-asian="normal" style:font-style-complex="normal"/>
    </style:style>
    <style:style style:name="P8" style:family="paragraph" style:parent-style-name="Standard">
      <style:text-properties fo:font-style="normal" style:text-underline-style="none" officeooo:rsid="0006a7e5" officeooo:paragraph-rsid="00094d01" style:font-style-asian="normal" style:font-style-complex="normal"/>
    </style:style>
    <style:style style:name="P9" style:family="paragraph" style:parent-style-name="Standard">
      <style:text-properties fo:font-style="normal" style:text-underline-style="none" officeooo:rsid="00094d01" officeooo:paragraph-rsid="00094d01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775ad"/>
    </style:style>
    <style:style style:name="T3" style:family="text">
      <style:text-properties fo:font-style="italic" officeooo:rsid="000775ad" style:font-style-asian="italic" style:font-style-complex="italic"/>
    </style:style>
    <style:style style:name="T4" style:family="text">
      <style:text-properties fo:font-style="italic" officeooo:rsid="00094d01" style:font-style-asian="italic" style:font-style-complex="italic"/>
    </style:style>
    <style:style style:name="T5" style:family="text">
      <style:text-properties officeooo:rsid="00094d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ones publicitarios. </text:p>
      <text:p text:style-name="P1">Contenido B1:</text:p>
      <text:p text:style-name="P1"/>
      <text:p text:style-name="P1">________________________________________________________________________________</text:p>
      <text:p text:style-name="P1"/>
      <text:p text:style-name="P2">B1 = viralidad → contenido divertido, empático… nada que ver con el producto. El objetivo es ganar seguidores.</text:p>
      <text:p text:style-name="P2">Ej: presentando el staf de Ardea…. (una sola persona XD)</text:p>
      <text:p text:style-name="P2"/>
      <text:p text:style-name="P2"/>
      <text:p text:style-name="P2">B2 = segmentación → apunta el contenido b1 a potenciales clientes. </text:p>
      <text:p text:style-name="P2">Ej: Cosas que nadie dice sobre organizar una fiesta….. </text:p>
      <text:p text:style-name="P2"/>
      <text:p text:style-name="P2"/>
      <text:p text:style-name="P2">B3 = ventas → contenido específico de producto: las invitaciones y las webs</text:p>
      <text:p text:style-name="P3">________________________________________________________________________________</text:p>
      <text:p text:style-name="P3"/>
      <text:p text:style-name="P3"/>
      <text:p text:style-name="P3"/>
      <text:p text:style-name="P3">1)</text:p>
      <text:p text:style-name="P3"/>
      <text:p text:style-name="P3">Voz en off = <text:span text:style-name="T1">“Te presentamos al Staff de Ardea…”</text:span></text:p>
      <text:p text:style-name="P4">Situación= Abriendo la puerta como dando la bienvenida….</text:p>
      <text:p text:style-name="P5">Texto en pantalla= <text:span text:style-name="T2">Cuando montás tu propia empresa….</text:span></text:p>
      <text:p text:style-name="P4">(entre todas las escenas cambios de ropa) </text:p>
      <text:p text:style-name="P4"/>
      <text:p text:style-name="P3">Voz en off = <text:span text:style-name="T1">“La más importante, nuestra diseñadora web ”</text:span></text:p>
      <text:p text:style-name="P4">Situación= Chechita en la computadora.</text:p>
      <text:p text:style-name="P4">Texto en pantalla= <text:span text:style-name="T2">Desarrollo: </text:span>Chechita Accettura 💕</text:p>
      <text:p text:style-name="P4"><text:s/></text:p>
      <text:p text:style-name="P3">Voz en off = <text:span text:style-name="T1">“</text:span><text:span text:style-name="T3">Ella todo necesita que quede con el color perfecto, la </text:span><text:span text:style-name="T1">Diseñadora Gr</text:span><text:span text:style-name="T3">áfica</text:span><text:span text:style-name="T1">”</text:span></text:p>
      <text:p text:style-name="P5">Situación= <text:span text:style-name="T2">Chechita con el celular…</text:span></text:p>
      <text:p text:style-name="P5">Texto en pantalla= <text:span text:style-name="T2">Diseño Gráfico: </text:span>C<text:span text:style-name="T2">eci</text:span> Accettura ❤️</text:p>
      <text:p text:style-name="P5"/>
      <text:p text:style-name="P6">Voz en off = <text:s/><text:span text:style-name="T1">“</text:span><text:span text:style-name="T3">Logística, <text:s/>chofer </text:span><text:span text:style-name="T4">y lleva y trae</text:span><text:span text:style-name="T1">”</text:span></text:p>
      <text:p text:style-name="P5">Situación= <text:span text:style-name="T2">Chechita manejando.</text:span></text:p>
      <text:p text:style-name="P7">Texto en pantalla= <text:span text:style-name="T5">Logística</text:span><text:span text:style-name="T2">: </text:span>C<text:span text:style-name="T2">eci</text:span><text:span text:style-name="T5">lia</text:span> <text:s/>🙌</text:p>
      <text:p text:style-name="P5"/>
      <text:p text:style-name="P6">Voz en off = <text:span text:style-name="T1">“</text:span><text:span text:style-name="T4">Nuestra Community Manager</text:span><text:span text:style-name="T1">”</text:span></text:p>
      <text:p text:style-name="P8">Situación= <text:s/><text:span text:style-name="T2">Chechita </text:span><text:span text:style-name="T5">sacando fotos…</text:span></text:p>
      <text:p text:style-name="P8">Texto en pantalla= <text:s/><text:span text:style-name="T5">CM : ChechÜ</text:span></text:p>
      <text:p text:style-name="P6"/>
      <text:p text:style-name="P6">Voz en off = <text:span text:style-name="T1">“</text:span><text:span text:style-name="T4">El personal de limpieza</text:span><text:span text:style-name="T1">”</text:span></text:p>
      <text:p text:style-name="P5">Situación= <text:s/><text:span text:style-name="T5">Chechita poniendo la espiradora…..</text:span></text:p>
      <text:p text:style-name="P8">Texto en pantalla= <text:s/><text:span text:style-name="T5">Ceci</text:span></text:p>
      <text:p text:style-name="P6"/>
      <text:p text:style-name="P6">Voz en off = <text:span text:style-name="T1">“</text:span><text:span text:style-name="T4">La que está más que feliz por estar intentándolo</text:span><text:span text:style-name="T1">”</text:span></text:p>
      <text:p text:style-name="P5">Situación= <text:s/><text:span text:style-name="T5">Una Chechita contenta. </text:span></text:p>
      <text:p text:style-name="P8">Texto en pantalla= <text:span text:style-name="T5">Toda yo </text:span></text:p>
      <text:p text:style-name="P5"/>
      <text:p text:style-name="P5"/>
      <text:p text:style-name="P5"/>
      <text:p text:style-name="P5"><text:soft-page-break/></text:p>
      <text:p text:style-name="P9">2) Cuando sos el esposo de la emprendedora y te toca trabajar gratis….</text:p>
      <text:p text:style-name="P9">(longjito haciendo algo)</text:p>
      <text:p text:style-name="P9"/>
      <text:p text:style-name="P9"/>
      <text:p text:style-name="P9"/>
      <text:p text:style-name="P9">3) Como pensé que sería tener mi propio emprendimiento de diseño web … como realmente es (o como realmente me veo)</text:p>
      <text:p text:style-name="P9"/>
      <text:p text:style-name="P9"/>
      <text:p text:style-name="P9">4) cuando me preguntan como van las animaciones que me pidieron…..</text:p>
      <text:p text:style-name="P9"/>
      <text:p text:style-name="P9"/>
      <text:p text:style-name="P9">5) Cuando me piden una web <text:s text:c="2"/>:) pero es fin de mes ( tu no vas a sentir ni el olor de ese dinero)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7T20:49:37.830002300</meta:creation-date>
    <dc:date>2025-11-07T21:21:38.539404300</dc:date>
    <meta:editing-duration>PT10M58S</meta:editing-duration>
    <meta:editing-cycles>3</meta:editing-cycles>
    <meta:generator>LibreOffice/25.2.6.2$Windows_X86_64 LibreOffice_project/729c5bfe710f5eb71ed3bbde9e06a6065e9c6c5d</meta:generator>
    <meta:document-statistic meta:table-count="0" meta:image-count="0" meta:object-count="0" meta:page-count="2" meta:paragraph-count="38" meta:word-count="300" meta:character-count="1910" meta:non-whitespace-character-count="1629"/>
  </office:meta>
</office:document-meta>
</file>